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fronsac_16_12_14-11_00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.6825618743896402E-4" table:style-name="ce3">
            <text:p>0,0007682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7.8732967376708902E-4" table:style-name="ce3">
            <text:p>0,000787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3.38566303253173E-3" table:style-name="ce3">
            <text:p>0,0033856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25387196540832502" table:style-name="ce3">
            <text:p>0,2538719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24.334309196472098" table:style-name="ce3">
            <text:p>24,3343092</text:p>
          </table:table-cell>
          <table:table-cell table:number-columns-repeated="7" table:style-name="ce1"/>
          <table:table-cell table:style-name="ce1">
            <draw:frame draw:z-index="3" draw:id="id2" draw:style-name="a2" draw:name="Graphique 3" svg:x="0.58333in" svg:y="0.010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" draw:id="id0" draw:style-name="a0" draw:name="Graphique 1" svg:x="0.625in" svg:y="0.0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8.3478689193725499E-3" table:style-name="ce1">
            <text:p>0,008347869</text:p>
          </table:table-cell>
          <table:table-cell table:style-name="ce1"/>
          <table:table-cell office:value-type="float" office:value="10.865996338019427" table:formula="msoxl:=I6/D1" table:style-name="ce1">
            <text:p>10,8659963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7.8419446945190395E-3" table:style-name="ce1">
            <text:p>0,007841945</text:p>
          </table:table-cell>
          <table:table-cell table:style-name="ce1"/>
          <table:table-cell office:value-type="float" office:value="9.9601792689943434" table:formula="msoxl:=I7/D2" table:style-name="ce1">
            <text:p>9,9601792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9.8587751388549798E-3" table:style-name="ce1">
            <text:p>0,009858775</text:p>
          </table:table-cell>
          <table:table-cell table:style-name="ce1"/>
          <table:table-cell office:value-type="float" office:value="2.9119185944156967" table:formula="msoxl:=I8/D3" table:style-name="ce1">
            <text:p>2,91191859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20018141269683801" table:style-name="ce1">
            <text:p>0,200181413</text:p>
          </table:table-cell>
          <table:table-cell table:style-name="ce1"/>
          <table:table-cell office:value-type="float" office:value="0.78851326642100206" table:formula="msoxl:=I9/D4" table:style-name="ce1">
            <text:p>0,78851326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18.302562952041601" table:style-name="ce1">
            <text:p>18,30256295</text:p>
          </table:table-cell>
          <table:table-cell table:style-name="ce1"/>
          <table:table-cell office:value-type="float" office:value="0.75212995792356585" table:formula="msoxl:=I10/D5" table:style-name="ce1">
            <text:p>0,7521299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.04435205459594E-2" table:style-name="ce1">
            <text:p>0,010443521</text:p>
          </table:table-cell>
          <table:table-cell table:style-name="ce1"/>
          <table:table-cell office:value-type="float" office:value="7.3562950736588764E-2" table:formula="msoxl:=D1/I11" table:style-name="ce1">
            <text:p>0,0735629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.01574897766113E-2" table:style-name="ce1">
            <text:p>0,01015749</text:p>
          </table:table-cell>
          <table:table-cell table:style-name="ce1"/>
          <table:table-cell office:value-type="float" office:value="7.7512229013510722E-2" table:formula="msoxl:=D2/I12" table:style-name="ce1">
            <text:p>0,07751222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1.0593008995056099E-2" table:style-name="ce1">
            <text:p>0,010593009</text:p>
          </table:table-cell>
          <table:table-cell table:style-name="ce1"/>
          <table:table-cell office:value-type="float" office:value="0.31961296682669343" table:formula="msoxl:=D3/I13" table:style-name="ce1">
            <text:p>0,31961296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14179604053497299" table:style-name="ce1">
            <text:p>0,141796041</text:p>
          </table:table-cell>
          <table:table-cell table:style-name="ce1"/>
          <table:table-cell office:value-type="float" office:value="1.7904023585602822" table:formula="msoxl:=D4/I14" table:style-name="ce1">
            <text:p>1,7904023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11.2115175962448" table:style-name="ce1">
            <text:p>11,2115176</text:p>
          </table:table-cell>
          <table:table-cell table:style-name="ce1"/>
          <table:table-cell office:value-type="float" office:value="2.1704741563820642" table:formula="msoxl:=D5/I15" table:style-name="ce1">
            <text:p>2,17047415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.7761712074279703E-2" table:style-name="ce1">
            <text:p>0,037761712</text:p>
          </table:table-cell>
          <table:table-cell table:style-name="ce1"/>
          <table:table-cell office:value-type="float" office:value="2.0344845221205939E-2" table:formula="msoxl:=D1/I16" table:style-name="ce1">
            <text:p>0,0203448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4.0460348129272398E-2" table:style-name="ce1">
            <text:p>0,040460348</text:p>
          </table:table-cell>
          <table:table-cell table:style-name="ce1"/>
          <table:table-cell office:value-type="float" office:value="1.9459290643064658E-2" table:formula="msoxl:=D2/I17" table:style-name="ce1">
            <text:p>0,0194592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3.3161258697509702E-2" table:style-name="ce1">
            <text:p>0,033161259</text:p>
          </table:table-cell>
          <table:table-cell table:style-name="ce1"/>
          <table:table-cell office:value-type="float" office:value="0.10209693978793338" table:formula="msoxl:=D3/I18" table:style-name="ce1">
            <text:p>0,1020969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116853189468383" table:style-name="ce1">
            <text:p>0,116853189</text:p>
          </table:table-cell>
          <table:table-cell table:style-name="ce1"/>
          <table:table-cell office:value-type="float" office:value="2.172571981674623" table:formula="msoxl:=D4/I19" table:style-name="ce1">
            <text:p>2,17257198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8.8517685890197697" table:style-name="ce1">
            <text:p>8,851768589</text:p>
          </table:table-cell>
          <table:table-cell table:style-name="ce1"/>
          <table:table-cell office:value-type="float" office:value="2.7490900775080971" table:formula="msoxl:=D5/I20" table:style-name="ce1">
            <text:p>2,74909007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.25012125968933102" table:style-name="ce1">
            <text:p>0,25012126</text:p>
          </table:table-cell>
          <table:table-cell table:style-name="ce1"/>
          <table:table-cell office:value-type="float" office:value="3.0715349362672915E-3" table:formula="msoxl:=D1/I21" table:style-name="ce1">
            <text:p>0,003071535</text:p>
          </table:table-cell>
          <table:table-cell table:number-columns-repeated="3"/>
          <table:table-cell table:style-name="ce1">
            <draw:frame draw:z-index="2" draw:id="id1" draw:style-name="a1" draw:name="Graphique 2" svg:x="0.59375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0.26881325244903498" table:style-name="ce1">
            <text:p>0,268813252</text:p>
          </table:table-cell>
          <table:table-cell table:style-name="ce1"/>
          <table:table-cell office:value-type="float" office:value="2.9289094439879258E-3" table:formula="msoxl:=D2/I22" table:style-name="ce1">
            <text:p>0,00292890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61098527908325" table:style-name="ce1">
            <text:p>0,261098528</text:p>
          </table:table-cell>
          <table:table-cell table:style-name="ce1"/>
          <table:table-cell office:value-type="float" office:value="1.2966993953027875E-2" table:formula="msoxl:=D3/I23" table:style-name="ce1">
            <text:p>0,01296699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35101644992828301" table:style-name="ce1">
            <text:p>0,35101645</text:p>
          </table:table-cell>
          <table:table-cell table:style-name="ce1"/>
          <table:table-cell office:value-type="float" office:value="0.72324805706454554" table:formula="msoxl:=D4/I24" table:style-name="ce1">
            <text:p>0,7232480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9.8138560056686401" table:style-name="ce1">
            <text:p>9,813856006</text:p>
          </table:table-cell>
          <table:table-cell table:style-name="ce1"/>
          <table:table-cell office:value-type="float" office:value="2.479586941403686" table:formula="msoxl:=D5/I25" table:style-name="ce1">
            <text:p>2,4795869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.485247492790222" table:style-name="ce1">
            <text:p>0,485247493</text:p>
          </table:table-cell>
          <table:table-cell table:style-name="ce1"/>
          <table:table-cell office:value-type="float" office:value="1.5832254650537472E-3" table:formula="msoxl:=D1/I26" table:style-name="ce1">
            <text:p>0,00158322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0.48814463615417403" table:style-name="ce1">
            <text:p>0,488144636</text:p>
          </table:table-cell>
          <table:table-cell table:style-name="ce1"/>
          <table:table-cell office:value-type="float" office:value="1.6129024380356427E-3" table:formula="msoxl:=D2/I27" table:style-name="ce1">
            <text:p>0,00161290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7471013069152801" table:style-name="ce1">
            <text:p>0,474710131</text:p>
          </table:table-cell>
          <table:table-cell table:style-name="ce1"/>
          <table:table-cell office:value-type="float" office:value="7.1320639978753094E-3" table:formula="msoxl:=D3/I28" table:style-name="ce1">
            <text:p>0,0071320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56156401634216302" table:style-name="ce1">
            <text:p>0,561564016</text:p>
          </table:table-cell>
          <table:table-cell table:style-name="ce1"/>
          <table:table-cell office:value-type="float" office:value="0.45208018680035916" table:formula="msoxl:=D4/I29" table:style-name="ce1">
            <text:p>0,45208018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9.74951832294464" table:style-name="ce1">
            <text:p>9,749518323</text:p>
          </table:table-cell>
          <table:table-cell table:style-name="ce1"/>
          <table:table-cell office:value-type="float" office:value="2.4959498911042024" table:formula="msoxl:=D5/I30" table:style-name="ce1">
            <text:p>2,4959498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.9133510589599596E-4" table:style-name="ce3">
            <text:p>0,0007913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8.1312656402587804E-4" table:style-name="ce3">
            <text:p>0,00081312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8.2242488861083898E-4" table:style-name="ce3">
            <text:p>0,0008224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9.4084739685058503E-4" table:style-name="ce3">
            <text:p>0,0009408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1.80733203887939E-3" table:style-name="ce3">
            <text:p>0,0018073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0" table:style-name="ce1">
            <text:p>1000000</text:p>
          </table:table-cell>
          <table:table-cell office:value-type="float" office:value="1.04534149169921E-2" table:style-name="ce3">
            <text:p>0,0104534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00" table:style-name="ce1">
            <text:p>10000000</text:p>
          </table:table-cell>
          <table:table-cell office:value-type="float" office:value="9.4663858413696206E-2" table:style-name="ce3">
            <text:p>0,0946638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0.92506084442138603" table:style-name="ce3">
            <text:p>0,925060844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  <table:table table:name="Feuil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.6825618743896402E-4" table:style-name="ce3">
            <text:p>0,0007682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7.8732967376708902E-4" table:style-name="ce3">
            <text:p>0,000787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3.38566303253173E-3" table:style-name="ce3">
            <text:p>0,003385663</text:p>
          </table:table-cell>
          <table:table-cell table:number-columns-repeated="8" table:style-name="ce1"/>
          <table:table-cell office:value-type="string" table:style-name="ce1">
            <text:p>Algorithme</text:p>
          </table:table-cell>
          <table:table-cell office:value-type="string" table:style-name="ce1">
            <text:p>Nb processus</text:p>
          </table:table-cell>
          <table:table-cell office:value-type="float" office:value="10" table:style-name="ce5">
            <text:p>10</text:p>
          </table:table-cell>
          <table:table-cell office:value-type="float" office:value="100" table:style-name="ce5">
            <text:p>100</text:p>
          </table:table-cell>
          <table:table-cell office:value-type="float" office:value="1000" table:style-name="ce5">
            <text:p>1000</text:p>
          </table:table-cell>
          <table:table-cell office:value-type="float" office:value="10000" table:style-name="ce5">
            <text:p>10000</text:p>
          </table:table-cell>
          <table:table-cell office:value-type="float" office:value="100000" table:style-name="ce5">
            <text:p>100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25387196540832502" table:style-name="ce3">
            <text:p>0,253871965</text:p>
          </table:table-cell>
          <table:table-cell table:number-columns-repeated="8" table:style-name="ce1"/>
          <table:table-cell office:value-type="string" table:style-name="ce4">
            <text:p>Sequentiel</text:p>
          </table:table-cell>
          <table:table-cell office:value-type="float" office:value="1" table:style-name="ce5">
            <text:p>1</text:p>
          </table:table-cell>
          <table:table-cell office:value-type="float" office:value="7.6825618743896402E-4" table:style-name="ce3">
            <text:p>0,000768256</text:p>
          </table:table-cell>
          <table:table-cell office:value-type="float" office:value="7.8732967376708902E-4" table:style-name="ce3">
            <text:p>0,00078733</text:p>
          </table:table-cell>
          <table:table-cell office:value-type="float" office:value="3.38566303253173E-3" table:style-name="ce3">
            <text:p>0,003385663</text:p>
          </table:table-cell>
          <table:table-cell office:value-type="float" office:value="0.25387196540832502" table:style-name="ce3">
            <text:p>0,253871965</text:p>
          </table:table-cell>
          <table:table-cell office:value-type="float" office:value="24.334309196472098" table:style-name="ce3">
            <text:p>24,334309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bin/sequential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24.334309196472098" table:style-name="ce3">
            <text:p>24,3343092</text:p>
          </table:table-cell>
          <table:table-cell table:number-columns-repeated="8" table:style-name="ce1"/>
          <table:table-cell office:value-type="string" table:style-name="ce4">
            <text:p>Mpiexec</text:p>
          </table:table-cell>
          <table:table-cell office:value-type="float" office:value="2" table:style-name="ce5">
            <text:p>2</text:p>
          </table:table-cell>
          <table:table-cell office:value-type="float" office:value="8.3478689193725499E-3" table:style-name="ce1">
            <text:p>0,008347869</text:p>
          </table:table-cell>
          <table:table-cell office:value-type="float" office:value="7.8419446945190395E-3" table:style-name="ce1">
            <text:p>0,007841945</text:p>
          </table:table-cell>
          <table:table-cell office:value-type="float" office:value="9.8587751388549798E-3" table:style-name="ce1">
            <text:p>0,009858775</text:p>
          </table:table-cell>
          <table:table-cell office:value-type="float" office:value="0.20018141269683801" table:style-name="ce1">
            <text:p>0,200181413</text:p>
          </table:table-cell>
          <table:table-cell office:value-type="float" office:value="18.302562952041601" table:style-name="ce1">
            <text:p>18,3025629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8.3478689193725499E-3" table:style-name="ce1">
            <text:p>0,008347869</text:p>
          </table:table-cell>
          <table:table-cell table:style-name="ce1"/>
          <table:table-cell office:value-type="float" office:value="10.865996338019427" table:formula="msoxl:=I6/D1" table:style-name="ce1">
            <text:p>10,86599634</text:p>
          </table:table-cell>
          <table:table-cell table:style-name="ce1"/>
          <table:table-cell office:value-type="string" table:style-name="ce4">
            <text:p>Mpiexec</text:p>
          </table:table-cell>
          <table:table-cell office:value-type="float" office:value="4" table:style-name="ce5">
            <text:p>4</text:p>
          </table:table-cell>
          <table:table-cell office:value-type="float" office:value="1.04435205459594E-2" table:style-name="ce1">
            <text:p>0,010443521</text:p>
          </table:table-cell>
          <table:table-cell office:value-type="float" office:value="1.01574897766113E-2" table:style-name="ce1">
            <text:p>0,01015749</text:p>
          </table:table-cell>
          <table:table-cell office:value-type="float" office:value="1.0593008995056099E-2" table:style-name="ce1">
            <text:p>0,010593009</text:p>
          </table:table-cell>
          <table:table-cell office:value-type="float" office:value="0.14179604053497299" table:style-name="ce1">
            <text:p>0,141796041</text:p>
          </table:table-cell>
          <table:table-cell office:value-type="float" office:value="11.2115175962448" table:style-name="ce1">
            <text:p>11,211517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7.8419446945190395E-3" table:style-name="ce1">
            <text:p>0,007841945</text:p>
          </table:table-cell>
          <table:table-cell table:style-name="ce1"/>
          <table:table-cell office:value-type="float" office:value="9.9601792689943434" table:formula="msoxl:=I7/D2" table:style-name="ce1">
            <text:p>9,960179269</text:p>
          </table:table-cell>
          <table:table-cell table:style-name="ce1"/>
          <table:table-cell office:value-type="string" table:style-name="ce4">
            <text:p>Mpiexec</text:p>
          </table:table-cell>
          <table:table-cell office:value-type="float" office:value="8" table:style-name="ce5">
            <text:p>8</text:p>
          </table:table-cell>
          <table:table-cell office:value-type="float" office:value="3.7761712074279703E-2" table:style-name="ce1">
            <text:p>0,037761712</text:p>
          </table:table-cell>
          <table:table-cell office:value-type="float" office:value="4.0460348129272398E-2" table:style-name="ce1">
            <text:p>0,040460348</text:p>
          </table:table-cell>
          <table:table-cell office:value-type="float" office:value="3.3161258697509702E-2" table:style-name="ce1">
            <text:p>0,033161259</text:p>
          </table:table-cell>
          <table:table-cell office:value-type="float" office:value="0.116853189468383" table:style-name="ce1">
            <text:p>0,116853189</text:p>
          </table:table-cell>
          <table:table-cell office:value-type="float" office:value="8.8517685890197697" table:style-name="ce1">
            <text:p>8,85176858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9.8587751388549798E-3" table:style-name="ce1">
            <text:p>0,009858775</text:p>
          </table:table-cell>
          <table:table-cell table:style-name="ce1"/>
          <table:table-cell office:value-type="float" office:value="2.9119185944156967" table:formula="msoxl:=I8/D3" table:style-name="ce1">
            <text:p>2,911918594</text:p>
          </table:table-cell>
          <table:table-cell table:style-name="ce1"/>
          <table:table-cell office:value-type="string" table:style-name="ce4">
            <text:p>Mpiexec</text:p>
          </table:table-cell>
          <table:table-cell office:value-type="float" office:value="16" table:style-name="ce5">
            <text:p>16</text:p>
          </table:table-cell>
          <table:table-cell office:value-type="float" office:value="0.25012125968933102" table:style-name="ce1">
            <text:p>0,25012126</text:p>
          </table:table-cell>
          <table:table-cell office:value-type="float" office:value="0.26881325244903498" table:style-name="ce1">
            <text:p>0,268813252</text:p>
          </table:table-cell>
          <table:table-cell office:value-type="float" office:value="0.261098527908325" table:style-name="ce1">
            <text:p>0,261098528</text:p>
          </table:table-cell>
          <table:table-cell office:value-type="float" office:value="0.35101644992828301" table:style-name="ce1">
            <text:p>0,35101645</text:p>
          </table:table-cell>
          <table:table-cell office:value-type="float" office:value="9.8138560056686401" table:style-name="ce1">
            <text:p>9,81385600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20018141269683801" table:style-name="ce1">
            <text:p>0,200181413</text:p>
          </table:table-cell>
          <table:table-cell table:style-name="ce1"/>
          <table:table-cell office:value-type="float" office:value="0.78851326642100206" table:formula="msoxl:=I9/D4" table:style-name="ce1">
            <text:p>0,788513266</text:p>
          </table:table-cell>
          <table:table-cell table:style-name="ce1"/>
          <table:table-cell office:value-type="string" table:style-name="ce4">
            <text:p>Mpiexec</text:p>
          </table:table-cell>
          <table:table-cell office:value-type="float" office:value="32" table:style-name="ce5">
            <text:p>32</text:p>
          </table:table-cell>
          <table:table-cell office:value-type="float" office:value="0.485247492790222" table:style-name="ce1">
            <text:p>0,485247493</text:p>
          </table:table-cell>
          <table:table-cell office:value-type="float" office:value="0.48814463615417403" table:style-name="ce1">
            <text:p>0,488144636</text:p>
          </table:table-cell>
          <table:table-cell office:value-type="float" office:value="0.47471013069152801" table:style-name="ce1">
            <text:p>0,474710131</text:p>
          </table:table-cell>
          <table:table-cell office:value-type="float" office:value="0.56156401634216302" table:style-name="ce1">
            <text:p>0,561564016</text:p>
          </table:table-cell>
          <table:table-cell office:value-type="float" office:value="9.74951832294464" table:style-name="ce1">
            <text:p>9,74951832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18.302562952041601" table:style-name="ce1">
            <text:p>18,30256295</text:p>
          </table:table-cell>
          <table:table-cell table:style-name="ce1"/>
          <table:table-cell office:value-type="float" office:value="0.75212995792356585" table:formula="msoxl:=I10/D5" table:style-name="ce1">
            <text:p>0,75212995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.04435205459594E-2" table:style-name="ce1">
            <text:p>0,010443521</text:p>
          </table:table-cell>
          <table:table-cell table:style-name="ce1"/>
          <table:table-cell office:value-type="float" office:value="7.3562950736588764E-2" table:formula="msoxl:=D1/I11" table:style-name="ce1">
            <text:p>0,073562951</text:p>
          </table:table-cell>
          <table:table-cell table:style-name="ce1"/>
          <table:table-cell office:value-type="string" table:style-name="ce1">
            <text:p>Sequentiel dynamique</text:p>
          </table:table-cell>
          <table:table-cell table:style-name="ce1"/>
          <table:table-cell office:value-type="float" office:value="7.9133510589599596E-4" table:style-name="ce3">
            <text:p>0,000791335</text:p>
          </table:table-cell>
          <table:table-cell office:value-type="float" office:value="8.1312656402587804E-4" table:style-name="ce3">
            <text:p>0,000813127</text:p>
          </table:table-cell>
          <table:table-cell office:value-type="float" office:value="8.2242488861083898E-4" table:style-name="ce3">
            <text:p>0,000822425</text:p>
          </table:table-cell>
          <table:table-cell office:value-type="float" office:value="9.4084739685058503E-4" table:style-name="ce3">
            <text:p>0,000940847</text:p>
          </table:table-cell>
          <table:table-cell office:value-type="float" office:value="1.80733203887939E-3" table:style-name="ce3">
            <text:p>0,00180733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.01574897766113E-2" table:style-name="ce1">
            <text:p>0,01015749</text:p>
          </table:table-cell>
          <table:table-cell table:style-name="ce1"/>
          <table:table-cell office:value-type="float" office:value="7.7512229013510722E-2" table:formula="msoxl:=D2/I12" table:style-name="ce1">
            <text:p>0,07751222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1.0593008995056099E-2" table:style-name="ce1">
            <text:p>0,010593009</text:p>
          </table:table-cell>
          <table:table-cell table:style-name="ce1"/>
          <table:table-cell office:value-type="float" office:value="0.31961296682669343" table:formula="msoxl:=D3/I13" table:style-name="ce1">
            <text:p>0,31961296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14179604053497299" table:style-name="ce1">
            <text:p>0,141796041</text:p>
          </table:table-cell>
          <table:table-cell table:style-name="ce1"/>
          <table:table-cell office:value-type="float" office:value="1.7904023585602822" table:formula="msoxl:=D4/I14" table:style-name="ce1">
            <text:p>1,7904023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11.2115175962448" table:style-name="ce1">
            <text:p>11,2115176</text:p>
          </table:table-cell>
          <table:table-cell table:style-name="ce1"/>
          <table:table-cell office:value-type="float" office:value="2.1704741563820642" table:formula="msoxl:=D5/I15" table:style-name="ce1">
            <text:p>2,1704741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.7761712074279703E-2" table:style-name="ce1">
            <text:p>0,037761712</text:p>
          </table:table-cell>
          <table:table-cell table:style-name="ce1"/>
          <table:table-cell office:value-type="float" office:value="2.0344845221205939E-2" table:formula="msoxl:=D1/I16" table:style-name="ce1">
            <text:p>0,02034484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4.0460348129272398E-2" table:style-name="ce1">
            <text:p>0,040460348</text:p>
          </table:table-cell>
          <table:table-cell table:style-name="ce1"/>
          <table:table-cell office:value-type="float" office:value="1.9459290643064658E-2" table:formula="msoxl:=D2/I17" table:style-name="ce1">
            <text:p>0,0194592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3.3161258697509702E-2" table:style-name="ce1">
            <text:p>0,033161259</text:p>
          </table:table-cell>
          <table:table-cell table:style-name="ce1"/>
          <table:table-cell office:value-type="float" office:value="0.10209693978793338" table:formula="msoxl:=D3/I18" table:style-name="ce1">
            <text:p>0,1020969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116853189468383" table:style-name="ce1">
            <text:p>0,116853189</text:p>
          </table:table-cell>
          <table:table-cell table:style-name="ce1"/>
          <table:table-cell office:value-type="float" office:value="2.172571981674623" table:formula="msoxl:=D4/I19" table:style-name="ce1">
            <text:p>2,17257198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8.8517685890197697" table:style-name="ce1">
            <text:p>8,851768589</text:p>
          </table:table-cell>
          <table:table-cell table:style-name="ce1"/>
          <table:table-cell office:value-type="float" office:value="2.7490900775080971" table:formula="msoxl:=D5/I20" table:style-name="ce1">
            <text:p>2,74909007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.25012125968933102" table:style-name="ce1">
            <text:p>0,25012126</text:p>
          </table:table-cell>
          <table:table-cell table:style-name="ce1"/>
          <table:table-cell office:value-type="float" office:value="3.0715349362672915E-3" table:formula="msoxl:=D1/I21" table:style-name="ce1">
            <text:p>0,0030715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0.26881325244903498" table:style-name="ce1">
            <text:p>0,268813252</text:p>
          </table:table-cell>
          <table:table-cell table:style-name="ce1"/>
          <table:table-cell office:value-type="float" office:value="2.9289094439879258E-3" table:formula="msoxl:=D2/I22" table:style-name="ce1">
            <text:p>0,00292890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61098527908325" table:style-name="ce1">
            <text:p>0,261098528</text:p>
          </table:table-cell>
          <table:table-cell table:style-name="ce1"/>
          <table:table-cell office:value-type="float" office:value="1.2966993953027875E-2" table:formula="msoxl:=D3/I23" table:style-name="ce1">
            <text:p>0,01296699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35101644992828301" table:style-name="ce1">
            <text:p>0,35101645</text:p>
          </table:table-cell>
          <table:table-cell table:style-name="ce1"/>
          <table:table-cell office:value-type="float" office:value="0.72324805706454554" table:formula="msoxl:=D4/I24" table:style-name="ce1">
            <text:p>0,7232480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9.8138560056686401" table:style-name="ce1">
            <text:p>9,813856006</text:p>
          </table:table-cell>
          <table:table-cell table:style-name="ce1"/>
          <table:table-cell office:value-type="float" office:value="2.479586941403686" table:formula="msoxl:=D5/I25" table:style-name="ce1">
            <text:p>2,4795869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.485247492790222" table:style-name="ce1">
            <text:p>0,485247493</text:p>
          </table:table-cell>
          <table:table-cell table:style-name="ce1"/>
          <table:table-cell office:value-type="float" office:value="1.5832254650537472E-3" table:formula="msoxl:=D1/I26" table:style-name="ce1">
            <text:p>0,00158322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0.48814463615417403" table:style-name="ce1">
            <text:p>0,488144636</text:p>
          </table:table-cell>
          <table:table-cell table:style-name="ce1"/>
          <table:table-cell office:value-type="float" office:value="1.6129024380356427E-3" table:formula="msoxl:=D2/I27" table:style-name="ce1">
            <text:p>0,00161290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7471013069152801" table:style-name="ce1">
            <text:p>0,474710131</text:p>
          </table:table-cell>
          <table:table-cell table:style-name="ce1"/>
          <table:table-cell office:value-type="float" office:value="7.1320639978753094E-3" table:formula="msoxl:=D3/I28" table:style-name="ce1">
            <text:p>0,0071320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0.56156401634216302" table:style-name="ce1">
            <text:p>0,561564016</text:p>
          </table:table-cell>
          <table:table-cell table:style-name="ce1"/>
          <table:table-cell office:value-type="float" office:value="0.45208018680035916" table:formula="msoxl:=D4/I29" table:style-name="ce1">
            <text:p>0,45208018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piexec</text:p>
          </table:table-cell>
          <table:table-cell office:value-type="float" office:value="0" table:formula="msoxl:=-n" table:style-name="ce1">
            <text:p>#NOM?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msoxl:=-f" table:style-name="ce1">
            <text:p>#NOM?</text:p>
          </table:table-cell>
          <table:table-cell office:value-type="string" table:style-name="ce1">
            <text:p>mpi_machines.txt</text:p>
          </table:table-cell>
          <table:table-cell office:value-type="string" table:style-name="ce1">
            <text:p>bin/mpi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9.74951832294464" table:style-name="ce1">
            <text:p>9,749518323</text:p>
          </table:table-cell>
          <table:table-cell table:style-name="ce1"/>
          <table:table-cell office:value-type="float" office:value="2.4959498911042024" table:formula="msoxl:=D5/I30" table:style-name="ce1">
            <text:p>2,49594989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.9133510589599596E-4" table:style-name="ce3">
            <text:p>0,0007913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8.1312656402587804E-4" table:style-name="ce3">
            <text:p>0,00081312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8.2242488861083898E-4" table:style-name="ce3">
            <text:p>0,0008224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" table:style-name="ce1">
            <text:p>10000</text:p>
          </table:table-cell>
          <table:table-cell office:value-type="float" office:value="9.4084739685058503E-4" table:style-name="ce3">
            <text:p>0,0009408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" table:style-name="ce1">
            <text:p>100000</text:p>
          </table:table-cell>
          <table:table-cell office:value-type="float" office:value="1.80733203887939E-3" table:style-name="ce3">
            <text:p>0,0018073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0" table:style-name="ce1">
            <text:p>1000000</text:p>
          </table:table-cell>
          <table:table-cell office:value-type="float" office:value="1.04534149169921E-2" table:style-name="ce3">
            <text:p>0,0104534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00" table:style-name="ce1">
            <text:p>10000000</text:p>
          </table:table-cell>
          <table:table-cell office:value-type="float" office:value="9.4663858413696206E-2" table:style-name="ce3">
            <text:p>0,0946638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/sequential_dynamic</text:p>
          </table:table-cell>
          <table:table-cell office:value-type="float" office:value="3" table:style-name="ce1">
            <text:p>3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0.92506084442138603" table:style-name="ce3">
            <text:p>0,925060844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160__37__32_-_32_Accent1" style:display-name="20 % - Accent1" style:family="table-cell" style:data-style-name="N0">
      <style:table-cell-properties fo:background-color="#DCE6F1"/>
    </style:style>
    <style:style style:name="_50_0_160__37__32_-_32_Accent2" style:display-name="20 % - Accent2" style:family="table-cell" style:data-style-name="N0">
      <style:table-cell-properties fo:background-color="#F2DCDB"/>
    </style:style>
    <style:style style:name="_50_0_160__37__32_-_32_Accent3" style:display-name="20 % - Accent3" style:family="table-cell" style:data-style-name="N0">
      <style:table-cell-properties fo:background-color="#EBF1DE"/>
    </style:style>
    <style:style style:name="_50_0_160__37__32_-_32_Accent4" style:display-name="20 % - Accent4" style:family="table-cell" style:data-style-name="N0">
      <style:table-cell-properties fo:background-color="#E4DFEC"/>
    </style:style>
    <style:style style:name="_50_0_160__37__32_-_32_Accent5" style:display-name="20 % - Accent5" style:family="table-cell" style:data-style-name="N0">
      <style:table-cell-properties fo:background-color="#DAEEF3"/>
    </style:style>
    <style:style style:name="_50_0_160__37__32_-_32_Accent6" style:display-name="20 % - Accent6" style:family="table-cell" style:data-style-name="N0">
      <style:table-cell-properties fo:background-color="#FDE9D9"/>
    </style:style>
    <style:style style:name="_52_0_160__37__32_-_32_Accent1" style:display-name="40 % - Accent1" style:family="table-cell" style:data-style-name="N0">
      <style:table-cell-properties fo:background-color="#B8CCE4"/>
    </style:style>
    <style:style style:name="_52_0_160__37__32_-_32_Accent2" style:display-name="40 % - Accent2" style:family="table-cell" style:data-style-name="N0">
      <style:table-cell-properties fo:background-color="#E6B8B7"/>
    </style:style>
    <style:style style:name="_52_0_160__37__32_-_32_Accent3" style:display-name="40 % - Accent3" style:family="table-cell" style:data-style-name="N0">
      <style:table-cell-properties fo:background-color="#D8E4BC"/>
    </style:style>
    <style:style style:name="_52_0_160__37__32_-_32_Accent4" style:display-name="40 % - Accent4" style:family="table-cell" style:data-style-name="N0">
      <style:table-cell-properties fo:background-color="#CCC0DA"/>
    </style:style>
    <style:style style:name="_52_0_160__37__32_-_32_Accent5" style:display-name="40 % - Accent5" style:family="table-cell" style:data-style-name="N0">
      <style:table-cell-properties fo:background-color="#B7DEE8"/>
    </style:style>
    <style:style style:name="_52_0_160__37__32_-_32_Accent6" style:display-name="40 % - Accent6" style:family="table-cell" style:data-style-name="N0">
      <style:table-cell-properties fo:background-color="#FCD5B4"/>
    </style:style>
    <style:style style:name="_54_0_160__37__32_-_32_Accent1" style:display-name="60 % - Accent1" style:family="table-cell" style:data-style-name="N0">
      <style:table-cell-properties fo:background-color="#95B3D7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DA969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4D79B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B1A0C7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92CDDC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_160_1" style:display-name="Titre 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re_160_4" style:display-name="Titre 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iolaine</meta:initial-creator>
    <dc:creator>Violaine</dc:creator>
    <meta:creation-date>2017-01-03T10:18:24Z</meta:creation-date>
    <dc:date>2017-01-03T10:18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16fa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8423f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86a44a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6e548d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3d96ae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da8137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emps en fonction du nombre d'itérations</text:p>
        </chart:title>
        <chart:legend chart:legend-position="end" chart:legend-align="center" chart:style-name="Lgnd"/>
        <chart:plot-area svg:x="6.0pt" svg:y="6.0pt" svg:width="248.9796062992126pt" svg:height="206.0pt" chart:style-name="Plt0">
          <chart:axis chart:dimension="x" chart:name="primary-x" chart:style-name="Axs0">
            <chart:title chart:style-name="AT00">
              <text:p text:style-name="a1" text:class-names="" text:cond-style-name="">Itérations</text:p>
            </chart:title>
            <chart:categories table:cell-range-address="fronsac_16_12_14-11_00.$H$26:.$H$30"/>
          </chart:axis>
          <chart:axis chart:dimension="y" chart:name="primary-y" chart:style-name="Axs1">
            <chart:title chart:style-name="AT01">
              <text:p text:style-name="a2" text:class-names="" text:cond-style-name="">Temps</text:p>
            </chart:title>
            <chart:grid chart:class="major" chart:style-name="GMa1"/>
          </chart:axis>
          <chart:series chart:label-cell-address="fronsac_16_12_14-11_00.$A$3" chart:values-cell-range-address="fronsac_16_12_14-11_00.$D$1:.$D$5" chart:class="chart:line" chart:attached-axis="primary-y" chart:style-name="G0S0">
            <chart:data-point chart:repeated="5"/>
          </chart:series>
          <chart:series chart:label-cell-address="fronsac_16_12_14-11_00.$C$6" chart:values-cell-range-address="fronsac_16_12_14-11_00.$I$6:.$I$10" chart:class="chart:line" chart:attached-axis="primary-y" chart:style-name="G0S1">
            <chart:data-point chart:repeated="5"/>
          </chart:series>
          <chart:series chart:label-cell-address="fronsac_16_12_14-11_00.$C$11" chart:values-cell-range-address="fronsac_16_12_14-11_00.$I$11:.$I$15" chart:class="chart:line" chart:attached-axis="primary-y" chart:style-name="G0S2">
            <chart:data-point chart:repeated="5"/>
          </chart:series>
          <chart:series chart:label-cell-address="fronsac_16_12_14-11_00.$C$16" chart:values-cell-range-address="fronsac_16_12_14-11_00.$I$16:.$I$20" chart:class="chart:line" chart:attached-axis="primary-y" chart:style-name="G0S3">
            <chart:data-point chart:repeated="5"/>
          </chart:series>
          <chart:series chart:label-cell-address="fronsac_16_12_14-11_00.$C$21" chart:values-cell-range-address="fronsac_16_12_14-11_00.$I$21:.$I$25" chart:class="chart:line" chart:attached-axis="primary-y" chart:style-name="G0S4">
            <chart:data-point chart:repeated="5"/>
          </chart:series>
          <chart:series chart:label-cell-address="fronsac_16_12_14-11_00.$C$26" chart:values-cell-range-address="fronsac_16_12_14-11_00.$I$26:.$I$30" chart:class="chart:line" chart:attached-axis="primary-y" chart:style-name="G0S5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6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16fa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8423f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86a44a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6e548d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3d96ae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da8137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8ea5cb" svg:stroke-opacity="100%" draw:stroke-linejoin="round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emps en fonction du nombre d'itération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series chart:label-cell-address="local-table.$E$1" chart:values-cell-range-address="local-table.$E$2:.$E$5" chart:class="chart:line" chart:attached-axis="primary-y" chart:style-name="G0S3">
            <chart:data-point chart:repeated="4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series chart:label-cell-address="local-table.$G$1" chart:values-cell-range-address="local-table.$G$2:.$G$5" chart:class="chart:line" chart:attached-axis="primary-y" chart:style-name="G0S5">
            <chart:data-point chart:repeated="4"/>
          </chart:series>
          <chart:series chart:label-cell-address="local-table.$H$1" chart:values-cell-range-address="local-table.$H$2:.$H$5" chart:class="chart:line" chart:attached-axis="primary-y" chart:style-name="G0S6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n/sequential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>
            <table:table-cell office:value-type="float" office:value="10"/>
            <table:table-cell office:value-type="float" office:value="7.6825618743896402E-4"/>
            <table:table-cell office:value-type="float" office:value="8.3478689193725499E-3"/>
            <table:table-cell office:value-type="float" office:value="1.04435205459594E-2"/>
            <table:table-cell office:value-type="float" office:value="3.7761712074279703E-2"/>
            <table:table-cell office:value-type="float" office:value="1"/>
            <table:table-cell office:value-type="float" office:value="0.25012125968933102"/>
            <table:table-cell office:value-type="float" office:value="0.485247492790222"/>
          </table:table-row>
          <table:table-row>
            <table:table-cell office:value-type="float" office:value="100"/>
            <table:table-cell office:value-type="float" office:value="7.8732967376708902E-4"/>
            <table:table-cell office:value-type="float" office:value="7.8419446945190395E-3"/>
            <table:table-cell office:value-type="float" office:value="1.01574897766113E-2"/>
            <table:table-cell office:value-type="float" office:value="4.0460348129272398E-2"/>
            <table:table-cell/>
            <table:table-cell office:value-type="float" office:value="0.26881325244903498"/>
            <table:table-cell office:value-type="float" office:value="0.48814463615417403"/>
          </table:table-row>
          <table:table-row>
            <table:table-cell office:value-type="float" office:value="1000"/>
            <table:table-cell office:value-type="float" office:value="3.38566303253173E-3"/>
            <table:table-cell office:value-type="float" office:value="9.8587751388549798E-3"/>
            <table:table-cell office:value-type="float" office:value="1.0593008995056099E-2"/>
            <table:table-cell office:value-type="float" office:value="3.3161258697509702E-2"/>
            <table:table-cell/>
            <table:table-cell office:value-type="float" office:value="0.261098527908325"/>
            <table:table-cell office:value-type="float" office:value="0.47471013069152801"/>
          </table:table-row>
          <table:table-row>
            <table:table-cell office:value-type="float" office:value="10000"/>
            <table:table-cell office:value-type="float" office:value="0.25387196540832502"/>
            <table:table-cell office:value-type="float" office:value="0.20018141269683801"/>
            <table:table-cell office:value-type="float" office:value="0.14179604053497299"/>
            <table:table-cell office:value-type="float" office:value="0.116853189468383"/>
            <table:table-cell/>
            <table:table-cell office:value-type="float" office:value="0.35101644992828301"/>
            <table:table-cell office:value-type="float" office:value="0.5615640163421630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6aac5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ed-up = T(1)/T(p)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line" chart:attached-axis="primary-y" chart:style-name="G0S3">
            <chart:data-point chart:repeated="5"/>
          </chart:series>
          <chart:series chart:label-cell-address="local-table.$F$1" chart:values-cell-range-address="local-table.$F$2:.$F$6" chart:class="chart:line" chart:attached-axis="primary-y" chart:style-name="G0S4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10.865996338019427"/>
            <table:table-cell office:value-type="float" office:value="9.9601792689943434"/>
            <table:table-cell office:value-type="float" office:value="2.9119185944156967"/>
            <table:table-cell office:value-type="float" office:value="0.78851326642100206"/>
            <table:table-cell office:value-type="float" office:value="0.75212995792356585"/>
          </table:table-row>
          <table:table-row>
            <table:table-cell office:value-type="float" office:value="4"/>
            <table:table-cell office:value-type="float" office:value="7.3562950736588764E-2"/>
            <table:table-cell office:value-type="float" office:value="7.7512229013510722E-2"/>
            <table:table-cell office:value-type="float" office:value="0.31961296682669343"/>
            <table:table-cell office:value-type="float" office:value="1.7904023585602822"/>
            <table:table-cell office:value-type="float" office:value="2.1704741563820642"/>
          </table:table-row>
          <table:table-row>
            <table:table-cell office:value-type="float" office:value="8"/>
            <table:table-cell office:value-type="float" office:value="2.0344845221205939E-2"/>
            <table:table-cell office:value-type="float" office:value="1.9459290643064658E-2"/>
            <table:table-cell office:value-type="float" office:value="0.10209693978793338"/>
            <table:table-cell office:value-type="float" office:value="2.172571981674623"/>
            <table:table-cell office:value-type="float" office:value="2.7490900775080971"/>
          </table:table-row>
          <table:table-row>
            <table:table-cell office:value-type="float" office:value="16"/>
            <table:table-cell office:value-type="float" office:value="3.0715349362672915E-3"/>
            <table:table-cell office:value-type="float" office:value="2.9289094439879258E-3"/>
            <table:table-cell office:value-type="float" office:value="1.2966993953027875E-2"/>
            <table:table-cell office:value-type="float" office:value="0.72324805706454554"/>
            <table:table-cell office:value-type="float" office:value="2.479586941403686"/>
          </table:table-row>
          <table:table-row>
            <table:table-cell office:value-type="float" office:value="32"/>
            <table:table-cell office:value-type="float" office:value="1.5832254650537472E-3"/>
            <table:table-cell office:value-type="float" office:value="1.6129024380356427E-3"/>
            <table:table-cell office:value-type="float" office:value="7.1320639978753094E-3"/>
            <table:table-cell office:value-type="float" office:value="0.45208018680035916"/>
            <table:table-cell office:value-type="float" office:value="2.495949891104202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